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24-02-20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23-07-17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23-01-23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22-01-26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21-06-30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21-01-28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20-02-06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19-02-05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18-01-31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17-03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16-01-28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15-01-21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14-01-2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13-01-3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12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11-02-1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10-01-25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08-01-3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07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0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0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0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03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0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200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99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9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97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96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95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9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9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91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88-01-11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87-01-20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8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85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8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8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7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7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7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73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6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69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6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6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7281052230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6" meta:object-count="0"/>
    <meta:user-defined meta:name="AppVersion">3.0</meta:user-defined>
  </office:meta>
</office:document-meta>
</file>